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text-properties style:use-window-font-color="true" loext:opacity="0%" style:font-name="Consolas" fo:font-size="14pt" fo:language="it" fo:country="IT" style:font-name-asian="Consolas1" style:font-size-asian="14pt" style:font-name-complex="Consolas1" style:font-size-complex="14pt"/>
    </style:style>
    <style:style style:name="P3" style:family="paragraph" style:parent-style-name="List_20_Paragraph">
      <style:paragraph-properties fo:margin-left="0cm" fo:margin-right="0cm" fo:text-indent="0cm" style:auto-text-indent="false"/>
      <style:text-properties style:use-window-font-color="true" loext:opacity="0%" style:font-name="Consolas" fo:font-size="11pt" fo:language="it" fo:country="IT" officeooo:rsid="00037050" style:font-name-asian="Consolas1" style:font-size-asian="11pt" style:font-name-complex="Consolas1" style:font-size-complex="11pt"/>
    </style:style>
    <style:style style:name="P4" style:family="paragraph" style:parent-style-name="List_20_Paragraph" style:list-style-name="WWNum1">
      <style:text-properties style:use-window-font-color="true" loext:opacity="0%" style:font-name="Consolas" fo:font-size="11pt" fo:language="it" fo:country="IT" style:font-name-asian="Consolas1" style:font-size-asian="11pt" style:font-name-complex="Consolas1" style:font-size-complex="11pt"/>
    </style:style>
    <style:style style:name="P5" style:family="paragraph" style:parent-style-name="List_20_Paragraph" style:list-style-name="WWNum1">
      <style:text-properties style:use-window-font-color="true" loext:opacity="0%" style:font-name="Consolas" fo:font-size="11pt" fo:language="it" fo:country="IT" officeooo:rsid="00068053" officeooo:paragraph-rsid="00068053" style:font-name-asian="Consolas1" style:font-size-asian="11pt" style:font-name-complex="Consolas1" style:font-size-complex="11pt"/>
    </style:style>
    <style:style style:name="P6" style:family="paragraph" style:parent-style-name="List_20_Paragraph" style:list-style-name="WWNum1">
      <style:paragraph-properties fo:margin-left="0cm" fo:margin-right="0cm" fo:text-indent="0cm" style:auto-text-indent="false"/>
      <style:text-properties style:use-window-font-color="true" loext:opacity="0%" style:font-name="Consolas" fo:font-size="11pt" fo:language="it" fo:country="IT" officeooo:rsid="000b5b8f" officeooo:paragraph-rsid="000b5b8f" style:font-name-asian="Consolas1" style:font-size-asian="11pt" style:font-name-complex="Consolas1" style:font-size-complex="11pt"/>
    </style:style>
    <style:style style:name="P7" style:family="paragraph" style:parent-style-name="List_20_Paragraph" style:list-style-name="WWNum3"/>
    <style:style style:name="P8" style:family="paragraph" style:parent-style-name="List_20_Paragraph" style:list-style-name="WWNum3">
      <style:text-properties style:text-line-through-style="solid" style:text-line-through-type="single"/>
    </style:style>
    <style:style style:name="P9" style:family="paragraph" style:parent-style-name="List_20_Paragraph" style:list-style-name="WWNum3">
      <style:text-properties style:text-line-through-style="solid" style:text-line-through-type="single" style:text-underline-style="none"/>
    </style:style>
    <style:style style:name="P10" style:family="paragraph" style:parent-style-name="List_20_Paragraph" style:list-style-name="WWNum3" style:master-page-name="">
      <loext:graphic-properties draw:fill="none"/>
      <style:paragraph-properties fo:margin-left="1.101cm" fo:margin-right="0cm" fo:margin-top="0cm" fo:margin-bottom="0.282cm" style:contextual-spacing="true" fo:line-height="108%" fo:text-align="start" style:justify-single-word="false" fo:orphans="2" fo:widows="2" fo:text-indent="-0.6cm" style:auto-text-indent="false" style:page-number="auto" fo:background-color="transparent" style:writing-mode="lr-tb"/>
      <style:text-properties style:text-line-through-style="solid" style:text-line-through-type="single"/>
    </style:style>
    <style:style style:name="T1" style:family="text">
      <style:text-properties style:use-window-font-color="true" loext:opacity="0%" style:font-name="Consolas" fo:font-size="14pt" fo:language="it" fo:country="IT" style:font-name-asian="Consolas1" style:font-size-asian="14pt" style:font-name-complex="Consolas1" style:font-size-complex="14pt"/>
    </style:style>
    <style:style style:name="T2" style:family="text">
      <style:text-properties style:use-window-font-color="true" loext:opacity="0%" style:font-name="Consolas" fo:font-size="11pt" fo:language="it" fo:country="IT" style:font-name-asian="Consolas1" style:font-size-asian="11pt" style:font-name-complex="Consolas1" style:font-size-complex="11pt"/>
    </style:style>
    <style:style style:name="T3" style:family="text">
      <style:text-properties style:use-window-font-color="true" loext:opacity="0%" style:font-name="Consolas" fo:font-size="11pt" fo:language="it" fo:country="IT" officeooo:rsid="00023bd8" style:font-name-asian="Consolas1" style:font-size-asian="11pt" style:font-name-complex="Consolas1" style:font-size-complex="11pt"/>
    </style:style>
    <style:style style:name="T4" style:family="text">
      <style:text-properties style:use-window-font-color="true" loext:opacity="0%" style:font-name="Consolas" fo:font-size="11pt" fo:language="it" fo:country="IT" officeooo:rsid="00037050" style:font-name-asian="Consolas1" style:font-size-asian="11pt" style:font-name-complex="Consolas1" style:font-size-complex="11pt"/>
    </style:style>
    <style:style style:name="T5" style:family="text">
      <style:text-properties style:use-window-font-color="true" loext:opacity="0%" style:font-name="Consolas" fo:font-size="11pt" fo:language="it" fo:country="IT" officeooo:rsid="00044a2c" style:font-name-asian="Consolas1" style:font-size-asian="11pt" style:font-name-complex="Consolas1" style:font-size-complex="11pt"/>
    </style:style>
    <style:style style:name="T6" style:family="text">
      <style:text-properties style:use-window-font-color="true" loext:opacity="0%" style:font-name="Consolas" fo:font-size="11pt" fo:language="it" fo:country="IT" officeooo:rsid="000ead41" style:font-name-asian="Consolas1" style:font-size-asian="11pt" style:font-name-complex="Consolas1" style:font-size-complex="11pt"/>
    </style:style>
    <style:style style:name="T7" style:family="text">
      <style:text-properties officeooo:rsid="0005c9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UOLI PREVISTI</text:p>
      <text:list xml:id="list2356212618" text:style-name="WWNum1">
        <text:list-item>
          <text:p text:style-name="P4">visitatore: utente non registrato al sistema o che non ha effettuato l’accesso. <text:span text:style-name="T7">PERMESSI: visualizzare tutta il sito, senza commentare e senza accesso a grafici premium e senza poter salvare preferenze.</text:span></text:p>
        </text:list-item>
        <text:list-item>
          <text:p text:style-name="P4">utente registrato: utente registrato al sistema, in grado di effettuare l’accesso tramite l’area di login utente (utente non bannato). <text:span text:style-name="T7">PERMESSI: grafici per ogni autore grafici premium personalizabili e preferenze.</text:span></text:p>
        </text:list-item>
        <text:list-item>
          <text:p text:style-name="P4">amministratore: amministratore di sistema, in grado di effettuare l’accesso tramite l’area di login riservata. <text:span text:style-name="T7">PERMESSI: home page di dashboard per monitorare,, possibilita di editare ed eleiminare qualsiasi contenuto utente, oltre al BAN.</text:span></text:p>
        </text:list-item>
        <text:list-item>
          <text:p text:style-name="P5">TEST: User stories 5 and 7 implementano chiamate api, anche con paginazione e tocano piu’ modelli dell’ applicazione</text:p>
          <text:p text:style-name="P6"/>
          <text:p text:style-name="P6">SUDDIVISIONE LAVORO:</text:p>
        </text:list-item>
        <text:list-item>
          <text:p text:style-name="P6">Marco: principalmente compiti riguardo sicurezza</text:p>
        </text:list-item>
        <text:list-item>
          <text:p text:style-name="P6">Tiziano: integrazione Api e test e alcune funzioni del sito</text:p>
        </text:list-item>
        <text:list-item>
          <text:p text:style-name="P6">Sara: Grafici,integrazione js e alcune funzioni del sito</text:p>
        </text:list-item>
        <text:list-item>
          <text:p text:style-name="P6">Antonella: Gran parte delle funzioni del sito.</text:p>
        </text:list-item>
      </text:list>
      <text:p text:style-name="P1"><text:line-break/><text:line-break/><text:span text:style-name="T1">USER STORIES </text:span></text:p>
      <text:list xml:id="list3464428149" text:style-name="WWNum3">
        <text:list-item>
          <text:p text:style-name="P8"><text:span text:style-name="T2">REGISTRAZIONE: come visitatore, voglio creare un nuovo account, in modo che il sistema possa ricordarsi di me.</text:span><text:span text:style-name="T3">(</text:span><text:span text:style-name="T5">Marco</text:span><text:span text:style-name="T3">)</text:span></text:p>
        </text:list-item>
        <text:list-item>
          <text:p text:style-name="P7"><text:span text:style-name="T2">AUTENTICAZIONE OAUTH: come visitatore, voglio effettuare il login con un account esterno, in modo da usare un account Google esistente per effettuare il login.</text:span><text:span text:style-name="T3">(Marco)</text:span></text:p>
        </text:list-item>
        <text:list-item>
          <text:p text:style-name="P8"><text:span text:style-name="T2">INFO SVILUPPATORI: come visitatore/utente registrato, voglio visualizzare le informazioni sugli sviluppatori del sistema.</text:span><text:span text:style-name="T3">(Sara)</text:span></text:p>
        </text:list-item>
        <text:list-item>
          <text:p text:style-name="P8"><text:span text:style-name="T2">GRAFICI STANDARD: come visitatore/utente registrato, voglio accedere ai grafici standard, in modo da visualizzare le statistiche di base sugli autori di mio interesse.</text:span><text:span text:style-name="T3">(Sara)</text:span></text:p>
        </text:list-item>
        <text:list-item>
          <text:p text:style-name="P8"><text:span text:style-name="T2">RICERCA AUTORI: come visitatore/utente registrato, voglio ricercare gli autori, in modo da visualizzarne le informazioni associate.</text:span><text:span text:style-name="T3">(Tiziano)</text:span></text:p>
        </text:list-item>
        <text:list-item>
          <text:p text:style-name="P9"><text:span text:style-name="T2">RICERCA PUBBLICAZIONI: come visitatore/utente registrato, voglio ricercare le pubblicazioni, in modo da visualizzarne le informazioni associate.</text:span><text:span text:style-name="T3">(Tiziano)</text:span></text:p>
        </text:list-item>
        <text:list-item>
          <text:p text:style-name="P7"><text:span text:style-name="T2">RICERCA PUBBLICAZIONI PER AUTORE: come visitatore/utente registrato, voglio cercare le pubblicazioni fatte da uno specifico autore, in modo da visualizzarne le informazioni associate.</text:span><text:span text:style-name="T3">(Tiziano)</text:span></text:p>
        </text:list-item>
        <text:list-item>
          <text:p text:style-name="P7"><text:soft-page-break/><text:span text:style-name="T2">ORDINAMENTO RISULTATI RICERCA: come visitatore/utente registrato, voglio ordinare i risultati restituiti da una ricerca, in modo da visualizzarli come preferisco.</text:span><text:span text:style-name="T3">(</text:span><text:span text:style-name="T4">Sara</text:span><text:span text:style-name="T3">)</text:span></text:p>
        </text:list-item>
        <text:list-item>
          <text:p text:style-name="P7"><text:span text:style-name="T2">CONFERMA REGISTRAZIONE: come visitatore, voglio confermare la mia registrazione al sistema tramite e-mail, in modo da ricevere un'e-mail di avvenuta registrazione.</text:span><text:span text:style-name="T3">(Marco)</text:span></text:p>
        </text:list-item>
        <text:list-item>
          <text:p text:style-name="P8"><text:span text:style-name="T2">LOGIN: come utente registrato, voglio effettuare l'accesso al sistema, in modo che possa interagire con esso.</text:span><text:span text:style-name="T3">(Marco)</text:span></text:p>
        </text:list-item>
        <text:list-item>
          <text:p text:style-name="P7"><text:span text:style-name="T2">MODIFICA IMPOSTAZIONI ACCOUNT: come utente registrato, voglio modificare le impostazioni del mio account, in modo da aggiornare le informazioni che mi interessano.</text:span><text:span text:style-name="T3">(Marco)</text:span></text:p>
        </text:list-item>
        <text:list-item>
          <text:p text:style-name="P8"><text:span text:style-name="T2">CONTATTO SVILUPPATORI: come utente registrato, voglio inviare un form agli sviluppatori, in modo da segnalare bug o consigliare nuove features.</text:span><text:span text:style-name="T3">(Sara)</text:span></text:p>
        </text:list-item>
        <text:list-item>
          <text:p text:style-name="P7"><text:span text:style-name="T2">MODIFICA PASSWORD: come utente registrato, voglio modificare la mia password, in modo da ricevere un'e-mail con le istruzioni da seguire per modificarla.</text:span><text:span text:style-name="T3">(Marco)</text:span></text:p>
        </text:list-item>
        <text:list-item>
          <text:p text:style-name="P7"><text:span text:style-name="T2">GRAFICI PREMIUM: come utente registrato, voglio accedere ai grafici premium, in modo da visualizzare le statistiche dettagliate sugli autori di mio interesse.</text:span><text:span text:style-name="T3">(</text:span><text:span text:style-name="T4">Sara</text:span><text:span text:style-name="T3">)</text:span></text:p>
        </text:list-item>
        <text:list-item>
          <text:p text:style-name="P7"><text:span text:style-name="T2">AGGIUNTA AUTORI PREFERITI: come utente registrato, voglio salvare nei preferiti determinati autori, in modo da tenere traccia degli autori per me più interessanti.</text:span><text:span text:style-name="T3">(Antonella)</text:span></text:p>
        </text:list-item>
        <text:list-item>
          <text:p text:style-name="P7"><text:span text:style-name="T2">RIMOZIONE AUTORI PREFERITI: come utente registrato, voglio rimuovere dai preferiti determinati autori, in modo da non tenere più traccia degli autori per me non più interessanti.</text:span><text:span text:style-name="T3">(Antonella)</text:span></text:p>
        </text:list-item>
        <text:list-item>
          <text:p text:style-name="P7"><text:span text:style-name="T2">AGGIUNTA PUBBLICAZIONI PREFERITE: come utente registrato, voglio salvare nei preferiti determinate pubblicazioni, in modo da tenere traccia delle pubblicazioni per me più interessanti.</text:span><text:span text:style-name="T3">(Antonella)</text:span></text:p>
        </text:list-item>
        <text:list-item>
          <text:p text:style-name="P7"><text:span text:style-name="T2">RIMOZIONE PUBBLICAZIONI PREFERITE: come utente registrato, voglio rimuovere dai preferiti determinate pubblicazioni, in modo da non tenere più traccia delle pubblicazioni per me non più interessanti.</text:span><text:span text:style-name="T3">(Antonella)</text:span></text:p>
        </text:list-item>
        <text:list-item>
          <text:p text:style-name="P7"><text:span text:style-name="T2">INSERIMENTO RECENSIONI AUTORI: come utente registrato, voglio recensire gli autori, in modo da esprimere il mio giudizio personale sul loro operato.</text:span><text:span text:style-name="T3">(Antonella)</text:span></text:p>
        </text:list-item>
        <text:list-item>
          <text:p text:style-name="P7"><text:span text:style-name="T2">MODIFICA RECENSIONI AUTORI: come utente registrato, voglio modificare le mie recensioni sugli autori, in modo da correggere il mio giudizio su di essi.</text:span><text:span text:style-name="T3">(Antonella)</text:span></text:p>
        </text:list-item>
        <text:list-item>
          <text:p text:style-name="P7"><text:span text:style-name="T2">ELIMINAZIONE RECENSIONI AUTORI: come utente registrato, voglio eliminare le mie recensioni sugli autori, in modo da non farle più apparire tra le recensioni.</text:span><text:span text:style-name="T3">(Antonella)</text:span></text:p>
        </text:list-item>
        <text:list-item>
          <text:p text:style-name="P7"><text:span text:style-name="T2">INSERIMENTO COMMENTI PUBBLICAZIONI: come utente registrato, voglio commentare le pubblicazioni degli autori, in modo da esprimere il mio giudizio personale sulle ricerche che hanno svolto.</text:span><text:span text:style-name="T3">(Antonella)</text:span></text:p>
        </text:list-item>
        <text:list-item>
          <text:p text:style-name="P7"><text:span text:style-name="T2">MODIFICA COMMENTI PUBBLICAZIONI: come utente registrato, voglio modificare i miei commenti sulle pubblicazioni degli </text:span><text:soft-page-break/><text:span text:style-name="T2">autori, in modo da correggere il mio giudizio su di esse.</text:span><text:span text:style-name="T3">(Antonella)</text:span></text:p>
        </text:list-item>
        <text:list-item>
          <text:p text:style-name="P7"><text:span text:style-name="T2">ELIMINAZIONE RECENSIONI PUBBLICAZIONI: come utente registrato, voglio eliminare i miei commenti sulle pubblicazioni degli autori, in modo da non farli più apparire tra i commenti.</text:span><text:span text:style-name="T3">(Antonella)</text:span></text:p>
        </text:list-item>
        <text:list-item>
          <text:p text:style-name="P8"><text:span text:style-name="T2">VISUALIZZAZIONE LISTA RECENSIONI PER AUTORE: come utente registrato/amministratore, voglio visualizzare la lista delle recensioni agli autori, in modo da visualizzarle in una lista.</text:span><text:span text:style-name="T3">(Tiziano)</text:span></text:p>
        </text:list-item>
        <text:list-item>
          <text:p text:style-name="P8"><text:span text:style-name="T2">VISUALIZZAZIONE LISTA COMMENTI PER PUBBLICAZIONE: come utente registrato/amministratore, voglio visualizzare la lista dei commenti alle pubblicazioni, in modo da visualizzarli in una lista.</text:span><text:span text:style-name="T3">(Tiziano)</text:span></text:p>
        </text:list-item>
        <text:list-item>
          <text:p text:style-name="P8"><text:span text:style-name="T2">ASSEGNAZIONE RATING AUTORI: come utente registrato, voglio assegnare un rating agli autori, in modo da alimentare il sistema di valutazione autori locale del sistema.</text:span><text:span text:style-name="T3">(</text:span><text:span text:style-name="T6">Tiziano</text:span><text:span text:style-name="T3">)</text:span></text:p>
        </text:list-item>
        <text:list-item>
          <text:p text:style-name="P8"><text:span text:style-name="T2">MODIFICA RATING AUTORI: come utente registrato, voglio modificare il rating da me assegnato agli autori, in modo da aggiornarlo secondo il mio giudizio.</text:span><text:span text:style-name="T3">(</text:span><text:span text:style-name="T6">Tiziano</text:span><text:span text:style-name="T3">)</text:span></text:p>
        </text:list-item>
        <text:list-item>
          <text:p text:style-name="P8"><text:span text:style-name="T2">ELIMINAZIONE RATING AUTORI: come utente registrato, voglio eliminare il rating da me assegnato agli autori, in modo da non farlo più apparire tra i rating.</text:span><text:span text:style-name="T3">(</text:span><text:span text:style-name="T6">Tiziano</text:span><text:span text:style-name="T3">)</text:span></text:p>
        </text:list-item>
        <text:list-item>
          <text:p text:style-name="P10"><text:span text:style-name="T2">VISUALIZZAZIONE RATING AUTORI: come utente registrato, voglio visualizzare il rating complessivo degli autori, in modo da conoscerne la valutazione locale.</text:span><text:span text:style-name="T3">(</text:span><text:span text:style-name="T4">Tiziano</text:span><text:span text:style-name="T3">)</text:span></text:p>
        </text:list-item>
        <text:list-item>
          <text:p text:style-name="P7"><text:span text:style-name="T2">ASSEGNAZIONE RATING PUBBLICAZIONI: come utente registrato, voglio assegnare un rating alle pubblicazioni, in modo da alimentare il sistema di valutazione pubblicazioni locale del sistema.</text:span><text:span text:style-name="T3">(</text:span><text:span text:style-name="T6">Antonella</text:span><text:span text:style-name="T3">)</text:span></text:p>
        </text:list-item>
        <text:list-item>
          <text:p text:style-name="P7"><text:span text:style-name="T2">MODIFICA RATING PUBBLICAZIONI: come utente registrato, voglio modificare il rating da me assegnato alle pubblicazioni, in modo da aggiornarlo secondo il mio giudizio.</text:span><text:span text:style-name="T3">(</text:span><text:span text:style-name="T6">Antonella</text:span><text:span text:style-name="T3">)</text:span></text:p>
        </text:list-item>
        <text:list-item>
          <text:p text:style-name="P7"><text:span text:style-name="T2">ELIMINAZIONE RATING PUBBLICAZIONI: come utente registrato, voglio eliminare il rating da me assegnato alle pubblicazioni, in modo da non farlo più apparire tra i rating.</text:span><text:span text:style-name="T3">(</text:span><text:span text:style-name="T6">Antonella</text:span><text:span text:style-name="T3">)</text:span></text:p>
        </text:list-item>
        <text:list-item>
          <text:p text:style-name="P7"><text:span text:style-name="T2">VISUALIZZAZIONE RATING PUBBLICAZIONI: come utente registrato, voglio visualizzare il rating complessivo delle pubblicazioni, in modo da conoscerne la valutazione locale.</text:span><text:span text:style-name="T4">(Sare</text:span><text:span text:style-name="T5">tta</text:span><text:span text:style-name="T4">)</text:span></text:p>
        </text:list-item>
        <text:list-item>
          <text:p text:style-name="P7"><text:span text:style-name="T2">LOGIN AREA RISERVATA: come amministratore, voglio effettuare il login nell’area riservata, in modo da poter amministrare il sistema.</text:span><text:span text:style-name="T4">(Marco)</text:span></text:p>
        </text:list-item>
        <text:list-item>
          <text:p text:style-name="P7"><text:span text:style-name="T2">VISUALIZZAZIONE UTENTI BANNATI: come amministratore, voglio visualizzare la lista degli utenti bannati, in modo da visualizzarli in una lista.</text:span><text:span text:style-name="T4">(Marco)</text:span></text:p>
        </text:list-item>
        <text:list-item>
          <text:p text:style-name="P7"><text:span text:style-name="T2">VISUALIZZAZIONE ANDAMENTO ISCRIZIONI: come amministratore, voglio visualizzare i nuovi utenti registrati, in modo da tenere traccia dell’andamento delle iscrizioni nel tempo.</text:span><text:span text:style-name="T4">(</text:span><text:span text:style-name="T5">Sara</text:span><text:span text:style-name="T4">)</text:span></text:p>
        </text:list-item>
        <text:list-item>
          <text:p text:style-name="P7"><text:soft-page-break/><text:span text:style-name="T2">VISUALIZZAZIONE ANDAMENTO NUOVE PUBBLICAZIONI: come amministratore, voglio visualizzare le nuove pubblicazioni, in modo da tenere traccia dell’andamento delle pubblicazioni nel tempo.</text:span><text:span text:style-name="T4">(</text:span><text:span text:style-name="T5">Sara</text:span><text:span text:style-name="T4">)</text:span></text:p>
        </text:list-item>
        <text:list-item>
          <text:p text:style-name="P7"><text:span text:style-name="T2">MAILING IN BROADCAST: come amministratore, voglio poter inviare e-mail in broadcast agli utenti registrati, in modo da effettuare comunicazioni importanti agli utilizzatori del sistema.</text:span><text:span text:style-name="T4">(Sara)</text:span></text:p>
        </text:list-item>
        <text:list-item>
          <text:p text:style-name="P7"><text:span text:style-name="T2">CONTEGGIO COMMENTI GIORNALIERI: come amministratore, voglio visualizzare il numero di commenti pubblicati giornalmente, in modo da quantificare le interazioni che gli utenti hanno con le pubblicazioni.</text:span><text:span text:style-name="T4">(Marco)</text:span></text:p>
        </text:list-item>
        <text:list-item>
          <text:p text:style-name="P7"><text:span text:style-name="T2">RIMOZIONE RECENSIONI AUTORI: come amministratore, voglio rimuovere le recensioni degli autori, in modo da mantenere solo le recensioni appropriate.</text:span><text:span text:style-name="T4">(Sara)</text:span></text:p>
        </text:list-item>
        <text:list-item>
          <text:p text:style-name="P7"><text:span text:style-name="T2">RIMOZIONE COMMENTI PUBBLICAZIONI: come amministratore, voglio rimuovere i commenti sulle pubblicazioni, in modo da mantenere solo i commenti appropriati.</text:span><text:span text:style-name="T4">(Sara)</text:span></text:p>
        </text:list-item>
        <text:list-item>
          <text:p text:style-name="P7"><text:span text:style-name="T2">VISUALIZZAZIONE LISTA UTENTI REGISTRATI: Come amministratore, voglio visualizzare la lista degli utenti registrati al sistema, in modo da visualizzarli in una lista.</text:span><text:span text:style-name="T4">(Marco)</text:span></text:p>
        </text:list-item>
        <text:list-item>
          <text:p text:style-name="P8"><text:span text:style-name="T2">VISUALIZZAZIONE LISTA RECENSIONI AUTORI: come amministratore, voglio visualizzare la lista delle recensioni agli autori, in modo da visualizzarle in una lista.</text:span><text:span text:style-name="T4">(</text:span><text:span text:style-name="T5">Tiziano</text:span><text:span text:style-name="T4">)</text:span></text:p>
        </text:list-item>
        <text:list-item>
          <text:p text:style-name="P7"><text:span text:style-name="T2">VISUALIZZAZIONE LISTA COMMENTI PUBBLICAZIONI: come amministratore, voglio visualizzare la lista dei commenti alle pubblicazioni, in modo da visualizzarli in una lista.</text:span><text:span text:style-name="T4">(Marco)</text:span></text:p>
        </text:list-item>
        <text:list-item>
          <text:p text:style-name="P7"><text:span text:style-name="T2">BAN UTENTE: come amministratore, voglio bannare un utente, in modo da impedirgli l'accesso al sistema per un determinato periodo di tempo.</text:span><text:span text:style-name="T4">(Marco)</text:span></text:p>
        </text:list-item>
        <text:list-item>
          <text:p text:style-name="P7"><text:span text:style-name="T2">SBAN UTENTE: come amministratore, voglio revocare il ban di un utente, in modo da consentirgli nuovamente l'accesso al sistema.</text:span><text:span text:style-name="T4">(Marco)</text:span></text:p>
        </text:list-item>
      </text:list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5T06:34:49.840521400</meta:creation-date>
    <dc:date>2022-08-26T15:55:05.439528820</dc:date>
    <meta:initial-creator>Marco Ruvolo</meta:initial-creator>
    <meta:generator>LibreOffice/7.3.5.2$Linux_X86_64 LibreOffice_project/30$Build-2</meta:generator>
    <meta:editing-duration>PT5H30M35S</meta:editing-duration>
    <meta:editing-cycles>10</meta:editing-cycles>
    <meta:document-statistic meta:table-count="0" meta:image-count="0" meta:object-count="0" meta:page-count="4" meta:paragraph-count="59" meta:word-count="1218" meta:character-count="9113" meta:non-whitespace-character-count="8007"/>
    <meta:user-defined meta:name="AppVersion">16.0000</meta:user-defined>
    <meta:template xlink:type="simple" xlink:actuate="onRequest" xlink:title="Normal.dotm" xlink:href=""/>
  </office:meta>
</office:document-meta>
</file>